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c3f" officeooo:paragraph-rsid="001dac3f"/>
    </style:style>
    <style:style style:name="P2" style:family="paragraph" style:parent-style-name="Standard">
      <style:text-properties officeooo:rsid="001f98b6" officeooo:paragraph-rsid="001f98b6"/>
    </style:style>
    <style:style style:name="P3" style:family="paragraph" style:parent-style-name="Standard">
      <style:text-properties officeooo:rsid="00201695" officeooo:paragraph-rsid="00201695"/>
    </style:style>
    <style:style style:name="P4" style:family="paragraph" style:parent-style-name="Standard">
      <style:text-properties officeooo:rsid="0020400d" officeooo:paragraph-rsid="0020400d"/>
    </style:style>
    <style:style style:name="P5" style:family="paragraph" style:parent-style-name="Standard">
      <style:text-properties officeooo:rsid="0020b246" officeooo:paragraph-rsid="0020b246"/>
    </style:style>
    <style:style style:name="P6" style:family="paragraph" style:parent-style-name="Standard">
      <style:text-properties officeooo:rsid="0020d227" officeooo:paragraph-rsid="0020d227"/>
    </style:style>
    <style:style style:name="P7" style:family="paragraph" style:parent-style-name="Standard">
      <style:text-properties officeooo:rsid="0021acc9" officeooo:paragraph-rsid="0021acc9"/>
    </style:style>
    <style:style style:name="P8" style:family="paragraph" style:parent-style-name="Standard">
      <style:text-properties officeooo:rsid="00270fc2"/>
    </style:style>
    <style:style style:name="P9" style:family="paragraph" style:parent-style-name="Standard">
      <style:text-properties officeooo:rsid="00270fc2" officeooo:paragraph-rsid="00270fc2"/>
    </style:style>
    <style:style style:name="P10" style:family="paragraph" style:parent-style-name="Standard">
      <style:text-properties officeooo:rsid="002ba4f7" officeooo:paragraph-rsid="002ba4f7"/>
    </style:style>
    <style:style style:name="P11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rsid="0020b246" officeooo:paragraph-rsid="0020b246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14" style:family="paragraph" style:parent-style-name="Standard" style:master-page-name="">
      <loext:graphic-properties draw:fill="none"/>
      <style:paragraph-properties fo:margin-left="0in" fo:margin-right="-0.0598in" fo:text-indent="0in" style:auto-text-indent="false" style:page-number="auto" fo:background-color="transparent"/>
    </style:style>
    <style:style style:name="P15" style:family="paragraph" style:parent-style-name="Standard">
      <style:text-properties officeooo:rsid="00201695" officeooo:paragraph-rsid="00201695"/>
    </style:style>
    <style:style style:name="P16" style:family="paragraph" style:parent-style-name="Standard">
      <style:text-properties officeooo:rsid="002ba4f7" officeooo:paragraph-rsid="002ba4f7"/>
    </style:style>
    <style:style style:name="P17" style:family="paragraph" style:parent-style-name="Standard">
      <style:paragraph-properties fo:line-height="100%"/>
      <style:text-properties officeooo:rsid="002ba4f7" officeooo:paragraph-rsid="002ba4f7"/>
    </style:style>
    <style:style style:name="P18" style:family="paragraph" style:parent-style-name="Standard">
      <style:paragraph-properties fo:line-height="100%"/>
      <style:text-properties officeooo:rsid="00270fc2" officeooo:paragraph-rsid="00270fc2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222222" style:font-name="Arial" fo:font-size="12pt" fo:letter-spacing="normal" fo:font-style="normal" fo:font-weight="normal" officeooo:rsid="002ebd25" officeooo:paragraph-rsid="002ebd25"/>
    </style:style>
    <style:style style:name="P21" style:family="paragraph" style:parent-style-name="Text_20_body" style:list-style-name="L1">
      <style:paragraph-properties fo:margin-left="0.3752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fo:background-color="#fff200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officeooo:rsid="002ebb9e" officeooo:paragraph-rsid="002ebb9e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officeooo:rsid="002ebd25" officeooo:paragraph-rsid="002ebd25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officeooo:rsid="003030fc" officeooo:paragraph-rsid="003030fc"/>
    </style:style>
    <style:style style:name="P27" style:family="paragraph" style:parent-style-name="Text_20_body">
      <style:paragraph-properties fo:margin-top="0.2457in" fo:margin-bottom="0.1626in" loext:contextual-spacing="false" fo:line-height="100%"/>
      <style:text-properties officeooo:rsid="002ebb9e" officeooo:paragraph-rsid="002ebb9e"/>
    </style:style>
    <style:style style:name="P28" style:family="paragraph" style:parent-style-name="Heading_20_1">
      <style:paragraph-properties fo:margin-top="0.2457in" fo:margin-bottom="0.1626in" loext:contextual-spacing="false" fo:line-height="100%"/>
      <style:text-properties officeooo:rsid="002ebb9e" officeooo:paragraph-rsid="002ebb9e"/>
    </style:style>
    <style:style style:name="P29" style:family="paragraph" style:parent-style-name="Heading_20_1">
      <style:paragraph-properties fo:margin-top="0in" fo:margin-bottom="0in" loext:contextual-spacing="false" fo:line-height="100%"/>
      <style:text-properties officeooo:rsid="002ebb9e" officeooo:paragraph-rsid="002ebb9e"/>
    </style:style>
    <style:style style:name="T1" style:family="text">
      <style:text-properties officeooo:rsid="00201695"/>
    </style:style>
    <style:style style:name="T2" style:family="text">
      <style:text-properties officeooo:rsid="0020b246"/>
    </style:style>
    <style:style style:name="T3" style:family="text">
      <style:text-properties officeooo:rsid="0021acc9"/>
    </style:style>
    <style:style style:name="T4" style:family="text">
      <style:text-properties style:font-name="Roboto" fo:font-weight="normal" loext:padding="0in" loext:border="none"/>
    </style:style>
    <style:style style:name="T5" style:family="text">
      <style:text-properties style:font-name="Roboto" fo:font-weight="normal" officeooo:rsid="002cc5e0" loext:padding="0in" loext:border="none"/>
    </style:style>
    <style:style style:name="T6" style:family="text">
      <style:text-properties fo:font-variant="normal" fo:text-transform="none" style:font-name="Roboto" fo:font-size="12pt" fo:letter-spacing="normal" fo:font-style="normal" fo:font-weight="normal"/>
    </style:style>
    <style:style style:name="T7" style:family="text"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242729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9" style:family="text">
      <style:text-properties fo:font-variant="normal" fo:text-transform="none" fo:color="#242729" style:text-line-through-style="none" style:text-line-through-type="none" style:font-name="Arial1" fo:font-size="12pt" fo:letter-spacing="normal" fo:font-style="normal" style:text-underline-style="none" fo:font-weight="normal" officeooo:rsid="002ba4f7" style:text-blinking="false" style:font-size-asian="12pt" style:font-size-complex="12pt" loext:padding="0in" loext:border="none"/>
    </style:style>
    <style:style style:name="T10" style:family="text">
      <style:text-properties fo:font-variant="normal" fo:text-transform="none" fo:color="#242729" style:text-line-through-style="none" style:text-line-through-type="none" style:font-name="Arial1" fo:font-size="12pt" fo:letter-spacing="normal" fo:font-style="normal" style:text-underline-style="none" fo:font-weight="normal" officeooo:rsid="00300e19" style:text-blinking="false" style:font-size-asian="12pt" style:font-size-complex="12pt" loext:padding="0in" loext:border="none"/>
    </style:style>
    <style:style style:name="T11" style:family="text">
      <style:text-properties officeooo:rsid="002cc5e0"/>
    </style:style>
    <style:style style:name="T12" style:family="text">
      <style:text-properties style:font-name="Arial" fo:font-size="12pt" fo:font-style="normal" fo:font-weight="normal"/>
    </style:style>
    <style:style style:name="T13" style:family="text">
      <style:text-properties officeooo:rsid="002cdeaf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2cdeaf" fo:background-color="transparent" loext:char-shading-value="0"/>
    </style:style>
    <style:style style:name="T16" style:family="text">
      <style:text-properties fo:color="#242729" style:text-line-through-style="none" style:text-line-through-type="none" style:font-name="Arial1" style:text-underline-style="none" style:text-blinking="false" style:font-size-asian="12pt" style:font-size-complex="12pt" loext:padding="0in" loext:border="none"/>
    </style:style>
    <style:style style:name="T17" style:family="text">
      <style:text-properties officeooo:rsid="003030f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Xpath.</text:p>
      <text:p text:style-name="P1">2. What kind of Exceptions do you know.</text:p>
      <text:p text:style-name="P1"/>
      <text:p text:style-name="P1">3. What is a KeyWord</text:p>
      <text:p text:style-name="P1">4. <text:span text:style-name="T14">What is behind ‘static’ KeyWord</text:span></text:p>
      <text:p text:style-name="P1">5. <text:span text:style-name="T14">What will be the first in the output: static block or constructor </text:span><text:span text:style-name="T15">Answer: static block.</text:span></text:p>
      <text:p text:style-name="P1">6. Difference between driver.FindElement and driver.FindElements. What will be if driver doesn’t find element(s) in both cases.</text:p>
      <text:p text:style-name="P1">7. In the table find the highest salary.</text:p>
      <text:p text:style-name="P1"/>
      <text:p text:style-name="P6">Cognizan<text:span text:style-name="T13">t</text:span></text:p>
      <text:p text:style-name="P2">8. <text:span text:style-name="T1">What kind of challenges did you have with Selenium.</text:span></text:p>
      <text:p text:style-name="P3">9. What kind of Locators do you know. <text:span text:style-name="T13">Easy quastion.</text:span></text:p>
      <text:p text:style-name="P3">10. <text:span text:style-name="T11">How to w</text:span>rite the xpath if you need to reach the parent <text:span text:style-name="T3">node (Important in answer: double colon(::))</text:span></text:p>
      <text:p text:style-name="P3">11. What is 201 respond <text:span text:style-name="T11">(API-testing) Answer: created</text:span></text:p>
      <text:p text:style-name="P3">12. What is 401 respond <text:span text:style-name="T11">(API-testing) Answer: Unautorized</text:span></text:p>
      <text:p text:style-name="P3"/>
      <text:p text:style-name="P6">NIKE</text:p>
      <text:p text:style-name="P4">13. How to test if there is no requirements?</text:p>
      <text:p text:style-name="P4">14. <text:span text:style-name="T2">H</text:span>ow can you Implement <text:span text:style-name="T2">DDT using Selenium?</text:span></text:p>
      <text:p text:style-name="P5">15. How do you test BD?</text:p>
      <text:p text:style-name="P5">16. You have 1000 test cases. How do you know they are for regression testing?</text:p>
      <text:p text:style-name="P5">17. You need to perform test at the midnight, but you are not in the <text:span text:style-name="T3">office. Can you perform the testing in time?</text:span></text:p>
      <text:p text:style-name="P7">18. <text:span text:style-name="T14">What technical challenges did you face and how did you solve them?</text:span></text:p>
      <text:p text:style-name="P7"/>
      <text:p text:style-name="P11">1. What kind of waits do you know? What is the difference between them?</text:p>
      <text:p text:style-name="P12">2. How do you handle drop downs?</text:p>
      <text:p text:style-name="P12">3. Scenario based question about iframe.</text:p>
      <text:p text:style-name="P12">4. How do you switch between tabs?</text:p>
      <text:p text:style-name="P12">5. What annotations do you know in TestNG?</text:p>
      <text:p text:style-name="P12">6. What is git stash?</text:p>
      <text:p text:style-name="P12">How do you use that?</text:p>
      <text:p text:style-name="P12">7. What is soft assertions?</text:p>
      <text:p text:style-name="P13"> </text:p>
      <text:p text:style-name="P12">JAVA</text:p>
      <text:p text:style-name="P12">8. Difference between abstract <text:span text:style-name="T11">class</text:span> and interface?</text:p>
      <text:p text:style-name="P12"><text:span text:style-name="Strong_20_Emphasis"><text:span text:style-name="T5">Answer: </text:span></text:span><text:span text:style-name="Strong_20_Emphasis"><text:span text:style-name="T4">Abstract class vs Interface</text:span></text:span></text:p>
      <text:list xml:id="list804663883" text:style-name="L1">
        <text:list-item>
          <text:p text:style-name="P21"><text:span text:style-name="Strong_20_Emphasis"><text:span text:style-name="T7">Type of methods:</text:span></text:span><text:span text:style-name="T6"> Interface can have only abstract methods. Abstract class can have abstract and non-abstract methods. From Java 8, it can have default and static methods also.</text:span></text:p>
        </text:list-item>
        <text:list-item>
          <text:p text:style-name="P21"><text:span text:style-name="Strong_20_Emphasis"><text:span text:style-name="T7">Final Variables:</text:span></text:span><text:span text:style-name="T6"> Variables declared in a Java interface are by default final. An abstract class may contain non-final variables.</text:span></text:p>
        </text:list-item>
        <text:list-item>
          <text:p text:style-name="P21"><text:soft-page-break/><text:span text:style-name="Strong_20_Emphasis"><text:span text:style-name="T7">Type of variables: </text:span></text:span><text:span text:style-name="T6">Abstract class can have final, non-final, static and non-static variables. Interface has only static and final variables.</text:span></text:p>
        </text:list-item>
        <text:list-item>
          <text:p text:style-name="P21"><text:span text:style-name="Strong_20_Emphasis"><text:span text:style-name="T7">Implementation:</text:span></text:span><text:span text:style-name="T6"> Abstract class can provide the implementation of interface. Interface can’t provide the implementation of abstract class.</text:span></text:p>
        </text:list-item>
        <text:list-item>
          <text:p text:style-name="P21"><text:span text:style-name="Strong_20_Emphasis"><text:span text:style-name="T7">Inheritance vs Abstraction:</text:span></text:span><text:span text:style-name="T6"> A Java interface can be implemented using keyword “implements” and abstract class can be extended using keyword “extends”.</text:span></text:p>
        </text:list-item>
        <text:list-item>
          <text:p text:style-name="P21"><text:span text:style-name="Strong_20_Emphasis"><text:span text:style-name="T7">Multiple implementation:</text:span></text:span><text:span text:style-name="T6"> An interface can extend another Java interface only, an abstract class can extend another Java class and implement multiple Java interfaces.</text:span></text:p>
        </text:list-item>
        <text:list-item>
          <text:p text:style-name="P21"><text:span text:style-name="Strong_20_Emphasis"><text:span text:style-name="T7">Accessibility of Data Members:</text:span></text:span><text:span text:style-name="T6"> Members of a Java interface are public by default. A Java abstract class can have class members like private, protected, etc.</text:span></text:p>
        </text:list-item>
      </text:list>
      <text:p text:style-name="P12"/>
      <text:p text:style-name="P12">9. Exceptions</text:p>
      <text:p text:style-name="P12">10. Throw vs throws</text:p>
      <text:p text:style-name="P12">11. What do you use in Collections?</text:p>
      <text:p text:style-name="P12">12. How do you insert value in HashMap?</text:p>
      <text:p text:style-name="P12">13. How do you insert data into HashMap using ApachiPOI?</text:p>
      <text:p text:style-name="P13"><text:span text:style-name="T12"/></text:p>
      <text:p text:style-name="P12">1. What is selenium, why we use selenium?</text:p>
      <text:p text:style-name="P12">2. What we do if we want to wait to an element load on the page?</text:p>
      <text:p text:style-name="P12">3. Difference between implicit wait and explicit wait?</text:p>
      <text:p text:style-name="P12">4. How can you switch to other windows?</text:p>
      <text:p text:style-name="P12">5. How can you switch to frames?</text:p>
      <text:p text:style-name="P22">6. How can you read data from an excel sheet? Where do you store them?</text:p>
      <text:p text:style-name="P12">7. What are the OOP concepts? Give me the examples in your framework.</text:p>
      <text:p text:style-name="P12">8. Difference between ArrayList and linked list?</text:p>
      <text:p text:style-name="P12">9. Difference between HashMap and TreeMap?</text:p>
      <text:p text:style-name="P12">10. How do you store a response object in API testing?</text:p>
      <text:p text:style-name="P12">11. Which locators in selenium do you use?</text:p>
      <text:p text:style-name="P12">12. How do you handle dynamic element?</text:p>
      <text:p text:style-name="P12">13. Which annotations do you use in TestNG?</text:p>
      <text:p text:style-name="P12">14. What is stash in git? </text:p>
      <text:p text:style-name="P5"/>
      <text:p text:style-name="P4"/>
      <text:p text:style-name="P1"/>
      <text:p text:style-name="P9">NTT Data 20 questions</text:p>
      <text:p text:style-name="P9"><text:soft-page-break/>1. What is your ideal work.</text:p>
      <text:p text:style-name="P9">2. How many years of experience do you have in manual testing?</text:p>
      <text:p text:style-name="P9">3. How many years do you have in automation testing?</text:p>
      <text:p text:style-name="P9">19. Do you have DD framework, KeyWords driven framework or Hybrid?</text:p>
      <text:p text:style-name="P9">20.Do you test WebServises?</text:p>
      <text:p text:style-name="P9"/>
      <text:p text:style-name="P9"/>
      <text:p text:style-name="P9"/>
      <text:p text:style-name="P9"/>
      <text:p text:style-name="P9">Wells Fargo questions</text:p>
      <text:p text:style-name="P9">1. What are your duties.</text:p>
      <text:p text:style-name="P9">2. What do you do in ALM tool.</text:p>
      <text:p text:style-name="P9">3. What do you write in test cases.</text:p>
      <text:p text:style-name="P9">4. What do you do if find the bug.</text:p>
      <text:p text:style-name="P9">5. When you rise a bug do you assign priority and severity</text:p>
      <text:p text:style-name="P9">6. What is the difference b/w priority and severity</text:p>
      <text:p text:style-name="P9">7. Do you prefer manual or automation?</text:p>
      <text:p text:style-name="P9">8. What does it mean good tester?</text:p>
      <text:p text:style-name="P8">9. Do <text:span text:style-name="T13">yo</text:span>u make troubleshooting, means when you find the bug, do you check is something wrong with back-end…..…..</text:p>
      <text:p text:style-name="P14">10. How to input the text to the text box or click submit button.</text:p>
      <text:p text:style-name="P8">11.Wen you make an API testing, do you validate errors? Smth about negative testing….</text:p>
      <text:p text:style-name="P10">12. what does good tester do</text:p>
      <text:p text:style-name="P10">13. Why you are good tester</text:p>
      <text:p text:style-name="P10"/>
      <text:h text:style-name="P28" text:outline-level="1"><text:span text:style-name="T8">Other team of Wells Fargo</text:span></text:h>
      <text:h text:style-name="P29" text:outline-level="1"><text:span text:style-name="T8">14. How</text:span><text:a xlink:type="simple" xlink:href="https://stackoverflow.com/questions/33233883/getting-the-count-of-rows-from-a-web-table-selenium-webdriver-java" text:style-name="Internet_20_link" text:visited-style-name="Visited_20_Internet_20_Link"><text:span text:style-name="T9"> count of rows from a web table</text:span></text:a></text:h>
      <text:p text:style-name="P24"><text:span text:style-name="T9">1</text:span><text:span text:style-name="T8">5. If the password expired will it throw the exception of blank page.</text:span></text:p>
      <text:p text:style-name="P25"><text:span text:style-name="T8">16. What do you use to find the objects on the page.</text:span></text:p>
      <text:p text:style-name="P25"><text:span text:style-name="T8">17. </text:span><text:span text:style-name="T10">Y</text:span><text:span text:style-name="T8">ou have a list of numbers. You need to divide them for two lists – even and odd. How can you do it.</text:span></text:p>
      <text:p text:style-name="P25"><text:span text:style-name="T8"/></text:p>
      <text:p text:style-name="P20"><text:span text:style-name="T16">1. What kind of modifiers do you know.</text:span></text:p>
      <text:p text:style-name="P19">2. How to create the objects repository.</text:p>
      <text:p text:style-name="P19">3. What is cucumber output format? <text:span text:style-name="T17">Which one do you use?</text:span></text:p>
      <text:p text:style-name="P26"><text:span text:style-name="T8">4. What is the glue in cucumber?</text:span></text:p>
      <text:p text:style-name="P27"><text:span text:style-name="T9"/></text:p>
      <text:p text:style-name="P24"><text:span text:style-name="T9"/></text:p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" svg:font-family="Arial, Helvetica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23:47:51.634600600</meta:creation-date>
    <dc:date>2020-03-01T14:50:30.515718886</dc:date>
    <meta:editing-duration>P11DT2H17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853" meta:character-count="4690" meta:non-whitespace-character-count="3927"/>
  </office:meta>
</office:document-meta>
</file>